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ee71"/>
    </style:style>
    <style:style style:name="T1" style:family="text">
      <style:text-properties officeooo:rsid="0004ee71"/>
    </style:style>
    <style:style style:name="T2" style:family="text">
      <style:text-properties officeooo:rsid="0005b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re héros se nomme Morain Mojautte. Il est à la recherche du dernier objet au célèbre logo de la pêche croquée: </text:span><text:span text:style-name="T2">le i-Table. Cet objet permet à son propriétaire d’être directement notifié lorsque le repas est prê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1-11T16:04:50.044000000</dc:date>
    <meta:editing-duration>PT4M</meta:editing-duration>
    <meta:editing-cycles>4</meta:editing-cycles>
    <meta:document-statistic meta:table-count="0" meta:image-count="0" meta:object-count="0" meta:page-count="1" meta:paragraph-count="1" meta:word-count="37" meta:character-count="215" meta:non-whitespace-character-count="179"/>
  </office:meta>
</office:document-meta>
</file>